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139in" loext:contextual-spacing="false" fo:line-height="100%" fo:text-align="justify" style:justify-single-word="false"/>
    </style:style>
    <style:style style:name="P2" style:family="paragraph" style:parent-style-name="Title" style:master-page-name="Standard">
      <style:paragraph-properties fo:margin-top="0in" fo:margin-bottom="0.0417in" loext:contextual-spacing="false" fo:text-align="justify" style:justify-single-word="false" style:page-number="1"/>
    </style:style>
    <style:style style:name="P3" style:family="paragraph" style:parent-style-name="Subtitle">
      <style:paragraph-properties fo:margin-top="0in" fo:margin-bottom="0.139in" loext:contextual-spacing="false" fo:line-height="100%" fo:text-align="justify" style:justify-single-word="false"/>
    </style:style>
    <style:style style:name="T1" style:family="text">
      <style:text-properties fo:color="#1155cc" style:text-underline-style="solid" style:text-underline-width="auto" style:text-underline-color="font-color"/>
    </style:style>
    <style:style style:name="T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_t6v4jeoyktt6"/>Jeźdźcy smoków</text:p>
      <text:p text:style-name="P3"><text:bookmark text:name="_dehu64oxvze"/>Szczerbatek i przyjaciele</text:p>
      <text:p text:style-name="P1">Dawno, dawno temu, kiedy byłam jeszcze młodą i piękną Cahan, zaczęłam oglądać serial “Jeźdźcy smoków”, którego akcja rozgrywa się pomiędzy pierwszym a drugim filmem “Jak wytresować smoka”. Czemu w ogóle po to sięgnęłam? Bo lubię przygody wikingów z Berk oraz bajki dla dzieci. No i mi się nudziło. Wtedy zmęczyłam dwa sezony, a kolejnych jeszcze wówczas nie było. Poza tym, nie podobało mi się. Ale niedawno brakowało mi czegoś do oglądania, zobaczyłam trailer “Jak wytresować smoka: Ukryty świat” i stwierdziłam, że przypomnę sobie filmy i zmęczę serial. Powiem tak: w zasadzie nie żałuję.</text:p>
      <text:p text:style-name="P1">Serial ma obecnie osiem sezonów i podejrzewam, że więcej nie będzie, chyba że już po akcji drugiego filmu a przed trzecim. Jakość animacji w pierwszych sezonach jest kiepska, całość wygląda biednie. Później następuje znaczna poprawa i jest lepiej niż w pierwszym filmie. Mimo wszystko niektóre modele smoków oraz randomów z tła są biedne i cuchną na kilometr słabym CGI. Ogółem: wszystkie trepy mają ten sam model. Podobnie jak wikingowie tła. Zróżnicowanie mniejsze niż w pierwszym “W<office:annotation office:name="__Annotation__13_1218116568"><dc:creator>Weronika Błaż</dc:creator><dc:date>2018-06-25T12:21:54</dc:date><text:p><text:span text:style-name="T2">A to nie powinno być od wielkiej i w cudzysłowie?</text:span></text:p></office:annotation>iedźminie<office:annotation-end office:name="__Annotation__13_1218116568"/>”.</text:p>
      <text:p text:style-name="P1">No, ale “Jak wytresować smoka” też piękne nie było, ale urzekło nas bohaterami, muzyką, humorem i fabułą. A jak z tym w serialu? Różnie. Muzyka jest w zasadzie ta sama co w filmach, więc nie jest ani na minus, ani na plus. Na pewno w pełnym metrażu wypada bardziej epicko niż tutaj. Bohaterowie… Zepsuli Czkawkę i Szczerbatka, ale za to rozwinęli postaci drugoplanowe i zrobili to dobrze. Bliźniaki, Śledzik, Sączysmark i ich smoki – dostali sporo czasu antenowego, w końcu mogliśmy poznać tę bandę randomów. Z obu filmów wiemy, że Bliźniaki i Sączysmark to kretyni, a Śledzik to gruby kujonek. A ich smoki? Eeee… Nic.</text:p>
      <text:p text:style-name="P1">To teraz wyobraźcie sobie, że Śledzik to najlepszy kumpel Czkawki, dobrotliwy geniusz, a jego gronkiel jest smoczycą, ma na imię Sztukamięs i jest absolutnie przeuroczy. Sztusia stała się moją ulubioną gadzinką w całym serialu. Chyba tylko Król Demolki może z nią rywalizować.</text:p>
      <text:p text:style-name="P1">Mieczyk i Szpadka w filmach są po prostu debilami. A przynajmniej to wynika z tych nielicznych scen z ich udziałem. W serialu okazuje się, że w tym szaleństwie jest metoda, a bliźniaki raczej udają takich nieogarów, niż są nimi naprawdę. Czemu to robią? Bo uważają, że to zabawne. To para czczących Lokiego trolli. Ich teksty to czasami istne złoto.</text:p>
      <text:p text:style-name="P1">Sączysmark to członek drużyny, z którego wszyscy się śmieją. Że zły jeździec, że kretyn i w ogóle. Cóż, trochę niesłusznie. Dobra, Smark ma trudny charakter, jego próby podrywu są żałosne jak romans z konikiem z kreskówki dla dzieci, a jego relacje z Hakokłem określiłabym jako “to skomplikowane”. Koszmar ponocnik go często nie słucha, a nawet robi mu na złość. Smok jest wredną mendą i lubi żartować ze swojego jeźdźca, ale mimo wszystko nie zawiódłby go w potrzebie czy w w walce. To nawet nie jest winą samego Sączysmarka, a kwestią charakteru gada. Sam chłopiec całkiem często ma rację, ale oczywiście, nikt go nie słucha. Podobnie jak Bliźniaki jest niedocenianym członkiem drużyny.</text:p>
      <text:p text:style-name="P1">Astrid, o dziwo, nie jest nawet dziewczyną Czkawki. Piszę “o dziwo”, ponieważ w filmie się całowali. Nie wiem, jak Wy, ale ja nie całuję moich przyjaciół. Ani kolegów. Najwyraźniej całe życie robiłam coś nie tak. No, ale parę sezonów później zostają oficjalnie parą, a nawet odbywają zaręczyny. Najlepsza laska na Berk jest agresywna, poważna, ogarnięta i leci na Czkawkę. W zasadzie to jej nie lubię. Na tle reszty wydaje się po prostu nijaka.</text:p>
      <text:p text:style-name="P1">No i Czkawka. Młody wiking w filmach jest super. Bynajmniej nie tylko dlatego, że te skupione są na nim i jego smoku. Wyobraźcie sobie świat, w którym ta pierdoła kompanijna zostaje liderem. Praktycznie z dnia na dzień po pierwszym “Jak wytresować smoka”. I już się rządzi. Czkawka stał się nudnym dowódcą, który znajduje się pod pantoflem Astrid. A Szczerbatek? No, Szczerbatek został zredukowany do roli środka transportu i Pokemona, który ratuje tyłki właścicielom. A jako nocna furia jest obiektem pożądania licznych łowców, bo jest zajebisty, gdyż, ponieważ... Pamiętacie Pikachu Asha z Pokemonów? I Zespół R? No właśnie. W serialu Szczerbatka może sklepać jakaś połowa smoków, więc poza tym, że jest przedstawicielem praktycznie wymarłego gatunku, to nie powinno być w nim nic takiego cudownego.</text:p>
      <text:p text:style-name="P1">Nocne furie w filmach są uważane za niezwykle groźne przez wikingów z Berk, ale nie dlatego, że są jakimiś super smokami. Po prostu, zanim Czkawka oswoił Szczerbatka, nigdy wcześniej nie widzieli takiego gada, a jedynie obserwowali powodowane przez niego zniszczenia. Niewielki smok, którego praktycznie nie widać na nocnym niebie i jest bardzo szybki. Szczerbatek pokonał Czerwoną Śmierć sposobem, a nie dlatego, że był jakiś szczególnie silny. Oszołomostrach? Cóż, nie dokonał tego sam. Poza tym nie wiem, czy skrzywiony psychicznie smok Drago to dobry przykład.</text:p>
      <text:p text:style-name="P1">Uważam, że to problem, skoro tyle gada się w serialu o wspaniałości tego gatunku, a w praktyce nic z tego nie wynika. Zwłaszcza, że charakter smoczego Pikacza ucierpiał. W filmach to pełnoprawny bohater, ma osobowość, robi wiele rzeczy. Tu jest pojazdem i skarbem do zdobycia. Moim zdaniem ciekawym rozwiązaniem byłoby plemię wikingów, uważające nocne furie za takie sobie słabe smoki, które wyginęły, bo łatwo się je zabijało.</text:p>
      <text:p text:style-name="P1">Jeśli chodzi o nowych bohaterów, którzy nie pojawili się w filmach albo występowali tam jedynie jako tło, to jest naprawdę fajnie. Z paroma wyjątkami. Ogółem, jeśli coś miało robić za comic relief, to wypadło kiepsko. No i naprawdę wypadałoby zrobić więcej modeli randomów z tła.</text:p>
      <text:p text:style-name="P1">Fabuła jest nierówna. Serial jest wierny filmom i ma całkiem przemyślany scenariusz, zwłaszcza “Na krańcu świata”. Pozornie nieistotne rzeczy z pierwszych sezonów mogą okazać się niezwykle istotne w tych ostatnich. Intrygi i zwroty akcji nie są z plota szeptozgona, ba, domyśliłam się, kto jest jednym z głównych złych, już w trzecim sezonie. Co prawda dziwię się, że drużyna Czkawki na to nie wpadła, ale czego oczekiwać od nastoletnich Wandali… Mimo wszystko zdarzają się odcinki słabe, ba, całe pierwsze 2 sezony są po prostu słabe i kojarzą mi się z Pokemonami. Jeźdźcy smoków szukają smoków, antagoniści, którzy nie lubią smoków/Wandali/są złymi smokami, takie to wszystko bez polotu.</text:p>
      <text:p text:style-name="P1">Trup ściele się tu całkiem gęsto. I zdarzają się ofiary po obu stronach, chociaż głównie tych złych. Jednak czasami aż dziwne, że główni bohaterowie coś przeżywają. Czemu? Bo zostają pokonani przez antagonistów, którzy po prostu odchodzą, mimo że wiedzą, że jeźdźcy się przegrupują i znowu będą uprzykrzać im życie. Ci sami złodupcy w innych odcinkach próbowali ich pozabijać, a nie zrobili tego, bo drużyna Czkawki się w jakiś sposób uratowała. No, takie akcje są po prostu naciągane.</text:p>
      <text:p text:style-name="P1">Serial wprowadził wiele nowych gatunków smoków. Część z nich prezentuje się świetnie, ale niektóre są paskudne. Wygooglujcie sobie potrójnego ciosa. To coś, co wygląda jak Pokemon w złym CGI, jest smokiem. Spokojnie, to nie jest reguła, to wyjątek na minusie. W ogóle ktoś tu chyba bardzo lubił Pokemony, zważywszy na wiele fabularnych zagrywek z serii “naślijmy na nich super silnego i legendarnego smoka, który jest tak potężny, że nie mam pojęcia, jak go złapaliśmy i nie daliśmy się zabić”.</text:p>
      <text:p text:style-name="P1">Podsumowując: “Jeźdźcy smoków” to całkiem fajny serial dla dzieci. Sezony 3-8 są również całkiem strawne dla dorosłych, a z czasem nawet można się wciągnąć i nieźle bawić. Humor jest fajny, bohaterowie również. Czasami bywa nawet smutno, wzruszająco czy wręcz epicko. Intrygi są całkiem niezłe i produkcja, pomimo paru wpadek, jest nawet niegłupia. Jasne, czasami ta logika jest nieco naciągana, ale jak na bajkę dla dzieci, to wypada świetnie. A na pewno lepiej niż MPL: FiM.</text:p>
      <text:p text:style-name="P1">Obrazki:</text:p>
      <text:p text:style-name="P1"><text:a xlink:type="simple" xlink:href="https://meshokdobra.deviantart.com/art/Timberjack-454256011" text:style-name="Internet_20_link" text:visited-style-name="Visited_20_Internet_20_Link"><text:span text:style-name="T1">https://meshokdobra.deviantart.com/art/Timberjack-454256011</text:span></text:a></text:p>
      <text:p text:style-name="P1"><text:a xlink:type="simple" xlink:href="https://meerdragon.deviantart.com/art/Thunderdrum-and-Toothless-452839873" text:style-name="Internet_20_link" text:visited-style-name="Visited_20_Internet_20_Link"><text:span text:style-name="T1">https://meerdragon.deviantart.com/art/Thunderdrum-and-Toothless-452839873</text:span></text:a></text:p>
      <text:p text:style-name="P1"><text:a xlink:type="simple" xlink:href="https://voltaic-soda.deviantart.com/art/Screaming-Death-509120209" text:style-name="Internet_20_link" text:visited-style-name="Visited_20_Internet_20_Link"><text:span text:style-name="T1">https://voltaic-soda.deviantart.com/art/Screaming-Death-509120209</text:span></text:a></text:p>
      <text:p text:style-name="P1"><text:a xlink:type="simple" xlink:href="https://voltaic-soda.deviantart.com/art/Little-Queen-537014064" text:style-name="Internet_20_link" text:visited-style-name="Visited_20_Internet_20_Link"><text:span text:style-name="T1">https://voltaic-soda.deviantart.com/art/Little-Queen-537014064</text:span></text:a></text:p>
      <text:p text:style-name="P1"><text:a xlink:type="simple" xlink:href="https://acrosaurotaurus.deviantart.com/art/How-To-Train-Your-Dragon-Boneknapper-632999091" text:style-name="Internet_20_link" text:visited-style-name="Visited_20_Internet_20_Link"><text:span text:style-name="T1">https://acrosaurotaurus.deviantart.com/art/How-To-Train-Your-Dragon-Boneknapper-632999091</text:span></text:a></text:p>
      <text:p text:style-name="P1"><text:a xlink:type="simple" xlink:href="https://skal-men.deviantart.com/art/Windshear-552926400" text:style-name="Internet_20_link" text:visited-style-name="Visited_20_Internet_20_Link"><text:span text:style-name="T1">https://skal-men.deviantart.com/art/Windshear-552926400</text:span></text:a></text:p>
      <text:p text:style-name="P1"><text:a xlink:type="simple" xlink:href="https://skal-men.deviantart.com/art/Deadly-nadder-551417842" text:style-name="Internet_20_link" text:visited-style-name="Visited_20_Internet_20_Link"><text:span text:style-name="T1">https://skal-men.deviantart.com/art/Deadly-nadder-551417842</text:span></text:a></text:p>
      <text:p text:style-name="P1"><text:soft-page-break/><text:a xlink:type="simple" xlink:href="https://meerdragon.deviantart.com/art/Flightmare-452225250" text:style-name="Internet_20_link" text:visited-style-name="Visited_20_Internet_20_Link"><text:span text:style-name="T1">https://meerdragon.deviantart.com/art/Flightmare-452225250</text:span></text:a></text:p>
      <text:p text:style-name="P1"><text:a xlink:type="simple" xlink:href="https://meerdragon.deviantart.com/art/Fallen-Dragon-new-mystery-526240700" text:style-name="Internet_20_link" text:visited-style-name="Visited_20_Internet_20_Link"><text:span text:style-name="T1">https://meerdragon.deviantart.com/art/Fallen-Dragon-new-mystery-526240700</text:span></text:a></text:p>
      <text:p text:style-name="P1"><text:a xlink:type="simple" xlink:href="https://meerdragon.deviantart.com/art/Skrill-452375886" text:style-name="Internet_20_link" text:visited-style-name="Visited_20_Internet_20_Link"><text:span text:style-name="T1">https://meerdragon.deviantart.com/art/Skrill-452375886</text:span></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pl"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margin-top="0in" fo:margin-bottom="0in" loext:contextual-spacing="true" fo:line-height="115%" fo:hyphenation-ladder-count="no-limit" style:text-autospace="ideograph-alpha" style:punctuation-wrap="hanging" style:line-break="strict" style:tab-stop-distance="0.5in" style:writing-mode="page"/>
      <style:text-properties style:use-window-font-color="true" style:font-name="Arial" fo:font-size="11pt" fo:language="pl"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28" meta:word-count="1230" meta:character-count="8370" meta:non-whitespace-character-count="7167"/>
    <meta:generator>LibreOfficeDev/5.1.0.3$Linux_X86_64 LibreOffice_project/</meta:generator>
  </office:meta>
</office:document-meta>
</file>